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enfoque. Ya que el laboratorio de este capítulo se centra en la <text:span text:style-name="Strong_20_Emphasis">reproducción</text:span> como un proceso técnico pero profundamente trascendente dentro del sistema inteligente de la vida, vamos a construir un marco místico que <text:span text:style-name="Strong_20_Emphasis">acompañe y envuelva espiritualmente</text:span> cada uno de sus aspectos clave.</text:p>
      <text:p text:style-name="Text_20_body">A continuación, te propongo una serie de ideas místicas profundamente relacionadas con los contenidos de cada sección. Estas ideas no sólo aportan <text:span text:style-name="Strong_20_Emphasis">ambiente</text:span>, sino también <text:span text:style-name="Strong_20_Emphasis">sentido existencial</text:span> al proceso reproductivo, conectando con el anhelo del lector de descubrir que su existencia forma parte de un propósito mayor.</text:p>
      <text:p text:style-name="Horizontal_20_Line"/>
      <text:h text:style-name="Heading_20_2" text:outline-level="2">🌿 Marco Místico para el Laboratorio del Capítulo 10: Reproducción</text:h>
      <text:h text:style-name="Heading_20_3" text:outline-level="3">✨ 1. <text:span text:style-name="Emphasis">La reproducción como acto sagrado de continuidad</text:span></text:h>
      <text:p text:style-name="Quotations">“En el corazón de la vida hay un deseo que no muere: seguir existiendo. No por miedo a desaparecer, sino porque dentro de sí late una obra que aún no ha terminado.”</text:p>
      <text:p text:style-name="Text_20_body"><text:span text:style-name="Strong_20_Emphasis">Idea mística:</text:span> La reproducción no es sólo un mecanismo biológico, sino una forma en la que <text:span text:style-name="Strong_20_Emphasis">la inteligencia de la vida se prolonga, se multiplica y se mantiene despierta en el mundo</text:span>. Reproducirse es un acto de fe en el mañana, una declaración silenciosa de que el propósito no ha sido cumplido aún.</text:p>
      <text:p text:style-name="Horizontal_20_Line"/>
      <text:h text:style-name="Heading_20_3" text:outline-level="3">✨ 2. <text:span text:style-name="Emphasis">Todo ser viviente lleva dentro el mandato invisible de dar continuidad</text:span></text:h>
      <text:p text:style-name="Quotations">“Como un susurro inscrito en la sangre, cada ser lleva un mandato antiguo: no dejes que la chispa se apague.”</text:p>
      <text:p text:style-name="Text_20_body"><text:span text:style-name="Strong_20_Emphasis">Idea mística:</text:span> La reproducción es una <text:span text:style-name="Strong_20_Emphasis">herencia espiritual inscrita en el alma de la materia viviente</text:span>. Cada individuo no solo nace para sí mismo, sino para <text:span text:style-name="Strong_20_Emphasis">sostener la inteligencia de la vida</text:span>, que habita en él y a través de él continúa.</text:p>
      <text:p text:style-name="Horizontal_20_Line"/>
      <text:h text:style-name="Heading_20_3" text:outline-level="3">✨ 3. <text:span text:style-name="Emphasis">El alma que se multiplica para aprender</text:span></text:h>
      <text:p text:style-name="Quotations">“Dios no repite las formas, porque con cada nueva vida busca una nueva comprensión.”</text:p>
      <text:p text:style-name="Text_20_body"><text:span text:style-name="Strong_20_Emphasis">Idea mística:</text:span> La reproducción no genera copias, sino <text:span text:style-name="Strong_20_Emphasis">variaciones infinitas del mismo espíritu</text:span>, para que la vida explore distintos caminos, distintos ángulos del mismo misterio. Es el alma misma que <text:span text:style-name="Strong_20_Emphasis">se divide, se reinventa, se observa a sí misma</text:span> en miles de rostros.</text:p>
      <text:p text:style-name="Horizontal_20_Line"/>
      <text:h text:style-name="Heading_20_3" text:outline-level="3"><text:soft-page-break/>✨ 4. <text:span text:style-name="Emphasis">La memoria que no puede escribirse, pero sí multiplicarse</text:span></text:h>
      <text:p text:style-name="Quotations">“El libro no puede ser editado, pero puede ser copiado con una nueva página añadida al final.”</text:p>
      <text:p text:style-name="Text_20_body"><text:span text:style-name="Strong_20_Emphasis">Idea mística:</text:span> El ADN, como memoria sagrada, es <text:span text:style-name="Strong_20_Emphasis">inalterable en el tiempo de una vida</text:span>, pero su propósito se cumple en la reproducción. En cada nuevo ser, el <text:span text:style-name="Strong_20_Emphasis">cálculo continúa</text:span>, como si la vida dijera: “haz lo que yo ya no puedo hacer”.</text:p>
      <text:p text:style-name="Horizontal_20_Line"/>
      <text:h text:style-name="Heading_20_3" text:outline-level="3">✨ 5. <text:span text:style-name="Emphasis">El acto creativo como herramienta del pensamiento divino</text:span></text:h>
      <text:p text:style-name="Quotations">“Cuando la vida se reproduce, es el universo pensando. Es Dios preguntándose: ¿Y si ahora lo intento así?”</text:p>
      <text:p text:style-name="Text_20_body"><text:span text:style-name="Strong_20_Emphasis">Idea mística:</text:span> Cada nacimiento es una operación lógica, sí, pero también es un <text:span text:style-name="Strong_20_Emphasis">acto creativo</text:span> que forma parte de un pensamiento mayor. Reproducirse es <text:span text:style-name="Strong_20_Emphasis">crear caminos posibles</text:span> hacia la verdad, hacia la solución de un misterio mayor.</text:p>
      <text:p text:style-name="Horizontal_20_Line"/>
      <text:h text:style-name="Heading_20_3" text:outline-level="3">✨ 6. <text:span text:style-name="Emphasis">La danza de los contrarios: unión y fragmentación</text:span></text:h>
      <text:p text:style-name="Quotations">“Hay caminos que exigen soledad, y otros que requieren unión.”</text:p>
      <text:p text:style-name="Text_20_body"><text:span text:style-name="Strong_20_Emphasis">Idea mística:</text:span> La reproducción sexual y la asexual son dos formas distintas en que <text:span text:style-name="Strong_20_Emphasis">la inteligencia de la vida adapta su poder</text:span> al tipo de problema a resolver. Como un alquimista que elige sus ingredientes según el resultado deseado.</text:p>
      <text:p text:style-name="Horizontal_20_Line"/>
      <text:h text:style-name="Heading_20_3" text:outline-level="3">✨ 7. <text:span text:style-name="Emphasis">La vida no busca durar, sino comprender</text:span></text:h>
      <text:p text:style-name="Quotations">“Lo eterno no es lo que vive para siempre, sino lo que no cesa de aprender.”</text:p>
      <text:p text:style-name="Text_20_body"><text:span text:style-name="Strong_20_Emphasis">Idea mística:</text:span> La vida no se reproduce para sobrevivir, sino para <text:span text:style-name="Strong_20_Emphasis">seguir avanzando en su proceso de comprensión universal</text:span>. La perpetuación no es un fin en sí, sino el <text:span text:style-name="Strong_20_Emphasis">medio necesario para que el cálculo jamás se detenga</text:span>.</text:p>
      <text:p text:style-name="Horizontal_20_Line"/>
      <text:h text:style-name="Heading_20_3" text:outline-level="3">✨ 8. <text:span text:style-name="Emphasis">Nos reproducimos porque somos parte de una inteligencia que quiere terminar su obra</text:span></text:h>
      <text:p text:style-name="Quotations">“La vida se multiplica no por miedo, sino por devoción a una tarea aún inconclusa.”</text:p>
      <text:p text:style-name="Text_20_body"><text:span text:style-name="Strong_20_Emphasis">Idea mística:</text:span> La inteligencia de la vida <text:span text:style-name="Strong_20_Emphasis">no ha concluido su pensamiento</text:span>. Cada individuo que nace es un paso más en una <text:span text:style-name="Strong_20_Emphasis">tarea inmensa</text:span>, cuya naturaleza se nos escapa, pero en la que participamos con cada nuevo aliento.</text:p>
      <text:p text:style-name="Horizontal_20_Line"><text:soft-page-break/></text:p>
      <text:p text:style-name="Text_20_body">Estas ideas pueden insertarse en forma de reflexiones intercaladas, epígrafes, metáforas o pequeñas oraciones introductorias en cada sección. Pueden incluso formar parte del discurso narrativo de Elara o de las enseñanzas que ella va descubriendo en su viaje.</text:p>
      <text:p text:style-name="Text_20_body">¿Quieres que prepare ahora una propuesta detallada de cómo incorporar estas ideas en cada una de las secciones del laboratorio, o prefieres avanzar directamente con la redacción de la primera sección (<text:span text:style-name="Emphasis">¿qué es la reproducción?</text:span>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7T10:48:58.570000000</meta:creation-date>
    <dc:date>2025-07-27T10:53:33.952000000</dc:date>
    <meta:editing-duration>PT4M35S</meta:editing-duration>
    <meta:editing-cycles>1</meta:editing-cycles>
    <meta:document-statistic meta:table-count="0" meta:image-count="0" meta:object-count="0" meta:page-count="3" meta:paragraph-count="29" meta:word-count="736" meta:character-count="4337" meta:non-whitespace-character-count="3630"/>
    <meta:generator>LibreOffice/7.3.5.2$Windows_X86_64 LibreOffice_project/184fe81b8c8c30d8b5082578aee2fed2ea847c01</meta:generator>
  </office:meta>
</office:document-meta>
</file>